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2068E60D99B0B96B1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SemiBold" svg:font-family="'JetBrains Mono SemiBold'" style:font-pitch="fixed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eco-blue-subtitle">
      <style:graphic-properties draw:fill-color="#ffffff" draw:auto-grow-height="true" fo:min-height="8.5cm"/>
      <style:paragraph-properties style:writing-mode="lr-tb"/>
    </style:style>
    <style:style style:name="pr2" style:family="presentation" style:parent-style-name="eco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eco-blue-title">
      <style:graphic-properties draw:auto-grow-height="true" fo:min-height="2.63cm"/>
      <style:paragraph-properties style:writing-mode="lr-tb"/>
    </style:style>
    <style:style style:name="pr4" style:family="presentation" style:parent-style-name="eco-blue-subtitle">
      <style:graphic-properties draw:fill-color="#ffffff" fo:min-height="11.312cm"/>
      <style:paragraph-properties style:writing-mode="lr-tb"/>
    </style:style>
    <style:style style:name="pr5" style:family="presentation" style:parent-style-name="eco-blue-notes">
      <style:graphic-properties draw:fill-color="#ffffff" fo:min-height="13.364cm"/>
      <style:paragraph-properties style:writing-mode="lr-tb"/>
    </style:style>
    <style:style style:name="pr6" style:family="presentation" style:parent-style-name="eco-blue-title">
      <style:graphic-properties fo:min-height="2.63cm"/>
      <style:paragraph-properties style:writing-mode="lr-tb"/>
    </style:style>
    <style:style style:name="pr7" style:family="presentation" style:parent-style-name="eco-blue-subtitle">
      <style:graphic-properties draw:fill-color="#ffffff" fo:min-height="9.13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start"/>
      <style:text-properties style:font-name="JetBrains Mono SemiBold" fo:font-size="13pt" style:font-size-asian="13pt" style:font-size-complex="13pt"/>
    </style:style>
    <style:style style:name="P8" style:family="paragraph">
      <loext:graphic-properties draw:fill-color="#ffffff"/>
      <style:paragraph-properties fo:text-align="start"/>
      <style:text-properties style:font-name="JetBrains Mono SemiBold" fo:font-size="13pt" style:font-size-asian="13pt" style:font-size-complex="13pt"/>
    </style:style>
    <style:style style:name="P9" style:family="paragraph">
      <style:text-properties fo:font-size="25pt" style:font-size-asian="25pt" style:font-size-complex="25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font-name="JetBrains Mono SemiBol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blue" presentation:presentation-page-layout-name="AL1T0">
        <office:forms form:automatic-focus="false" form:apply-design-mode="false"/>
        <draw:frame presentation:style-name="pr1" draw:text-style-name="P1" draw:layer="layout" svg:width="23.5cm" svg:height="8.5cm" svg:x="3cm" svg:y="1.5cm" presentation:class="subtitle" presentation:user-transformed="true">
          <draw:text-box>
            <text:p>Лабораторна робота №8</text:p>
            <text:p>Дизайн патерни</text:p>
          </draw:text-box>
        </draw:frame>
        <draw:frame draw:style-name="gr1" draw:text-style-name="P3" draw:layer="layout" svg:width="5.5cm" svg:height="3.095cm" svg:x="22cm" svg:y="9.405cm">
          <draw:text-box>
            <text:p text:style-name="P2">Виконав:</text:p>
            <text:p text:style-name="P2">студент групи ПП-31</text:p>
            <text:p text:style-name="P2">Хилько Д.М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blue" presentation:presentation-page-layout-name="AL1T0">
        <office:forms form:automatic-focus="false" form:apply-design-mode="false"/>
        <draw:frame presentation:style-name="pr3" draw:layer="layout" svg:width="25.199cm" svg:height="3.177cm" svg:x="1.4cm" svg:y="0.354cm" presentation:class="title">
          <draw:text-box>
            <text:p>Породжувальний патерн проектування:<text:line-break/>Одинак (Singleton)</text:p>
          </draw:text-box>
        </draw:frame>
        <draw:frame presentation:style-name="pr4" draw:text-style-name="P6" draw:layer="layout" svg:width="25.199cm" svg:height="11.312cm" svg:x="1.4cm" svg:y="3.188cm" presentation:class="subtitle" presentation:user-transformed="true">
          <draw:text-box>
            <text:p text:style-name="P5"><text:tab/><text:span text:style-name="T1">Singleton – гарантує, що клас матиме тільки один екземпляр і забезпечує глобальну точку доступу до цього екземпляру</text:span></text:p>
            <text:p text:style-name="P5"><text:span text:style-name="T1"/></text:p>
            <text:p text:style-name="P5"><text:span text:style-name="T1"><text:tab/></text:span><text:span text:style-name="T1">Типовим прикладом виступають сервіси у застосунках: звернення до зовнішнього API, зберігання певних даних, до яких доступ здійснються глобально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blue" presentation:presentation-page-layout-name="AL1T0">
        <office:forms form:automatic-focus="false" form:apply-design-mode="false"/>
        <draw:frame presentation:style-name="pr6" draw:layer="layout" svg:width="25.199cm" svg:height="2.787cm" svg:x="1.4cm" svg:y="0.549cm" presentation:class="title" presentation:user-transformed="true">
          <draw:text-box>
            <text:p>Singleton. Приклад із застосунку<text:line-break/><text:span text:style-name="T2">Створення</text:span></text:p>
          </draw:text-box>
        </draw:frame>
        <draw:frame presentation:style-name="pr7" draw:text-style-name="P8" draw:layer="layout" svg:width="25.199cm" svg:height="9.135cm" svg:x="1.4cm" svg:y="3.702cm" presentation:class="subtitle" presentation:user-transformed="true">
          <draw:text-box>
            <text:p text:style-name="P7"><text:span text:style-name="T3">@Injectable({</text:span></text:p>
            <text:p text:style-name="P7"><text:span text:style-name="T3"><text:s text:c="2"/></text:span><text:span text:style-name="T3">providedIn: 'root'</text:span></text:p>
            <text:p text:style-name="P7"><text:span text:style-name="T3">})</text:span></text:p>
            <text:p text:style-name="P7"><text:span text:style-name="T3">export class FavoriteVoterService {</text:span></text:p>
            <text:p text:style-name="P7"><text:span text:style-name="T3"><text:s text:c="2"/></text:span><text:span text:style-name="T3">private favoriteVoters: Voter[] = [];</text:span></text:p>
            <text:p text:style-name="P7"><text:span text:style-name="T3"/></text:p>
            <text:p text:style-name="P7"><text:span text:style-name="T3"><text:s text:c="2"/></text:span><text:span text:style-name="T3">getFavoriteVoters(): Voter[] {</text:span></text:p>
            <text:p text:style-name="P7"><text:span text:style-name="T3"><text:s text:c="4"/></text:span><text:span text:style-name="T3">return this.favoriteVoters;</text:span></text:p>
            <text:p text:style-name="P7"><text:span text:style-name="T3"><text:s text:c="2"/></text:span><text:span text:style-name="T3">}</text:span></text:p>
            <text:p text:style-name="P7"><text:span text:style-name="T3"><text:s/></text:span></text:p>
            <text:p text:style-name="P7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blue" presentation:presentation-page-layout-name="AL1T0">
        <office:forms form:automatic-focus="false" form:apply-design-mode="false"/>
        <draw:frame presentation:style-name="pr6" draw:text-style-name="P9" draw:layer="layout" svg:width="25.199cm" svg:height="2.63cm" svg:x="1.4cm" svg:y="0.627cm" presentation:class="title" presentation:user-transformed="true">
          <draw:text-box>
            <text:p text:style-name="P9"><text:span text:style-name="T2">Використання</text:span></text:p>
          </draw:text-box>
        </draw:frame>
        <draw:frame presentation:style-name="pr7" draw:text-style-name="P8" draw:layer="layout" svg:width="25.199cm" svg:height="9.135cm" svg:x="1.4cm" svg:y="3.685cm" presentation:class="subtitle" presentation:user-transformed="true">
          <draw:text-box>
            <text:p text:style-name="P7"><text:span text:style-name="T3">@Component({</text:span></text:p>
            <text:p text:style-name="P7"><text:span text:style-name="T3"><text:s text:c="2"/></text:span><text:span text:style-name="T3">selector: 'app-favorite-voters',</text:span></text:p>
            <text:p text:style-name="P7"><text:span text:style-name="T3"><text:s text:c="2"/></text:span><text:span text:style-name="T3">templateUrl: './favorite-voters.component.html',</text:span></text:p>
            <text:p text:style-name="P7"><text:span text:style-name="T3"><text:s text:c="2"/></text:span><text:span text:style-name="T3">styleUrls: ['./favorite-voters.component.css']</text:span></text:p>
            <text:p text:style-name="P7"><text:span text:style-name="T3">})</text:span></text:p>
            <text:p text:style-name="P7"><text:span text:style-name="T3">export class FavoriteVotersComponent implements OnInit {</text:span></text:p>
            <text:p text:style-name="P7"><text:span text:style-name="T3"><text:s text:c="2"/></text:span><text:span text:style-name="T3">constructor(public favoriteVoterService: FavoriteVoterService) { }</text:span></text:p>
            <text:p text:style-name="P7"><text:span text:style-name="T3"/></text:p>
            <text:p text:style-name="P7"><text:span text:style-name="T3"><text:s text:c="2"/></text:span><text:span text:style-name="T3">addToFavorite(voter: Voter) {</text:span></text:p>
            <text:p text:style-name="P7"><text:span text:style-name="T3"><text:s text:c="4"/></text:span><text:span text:style-name="T3">this.favoriteVoterService.addFavoriteVoter(voter);</text:span></text:p>
            <text:p text:style-name="P7"><text:span text:style-name="T3"><text:s text:c="2"/></text:span><text:span text:style-name="T3">}</text:span></text:p>
            <text:p text:style-name="P7"><text:span text:style-name="T3"/></text:p>
            <text:p text:style-name="P7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blue" presentation:presentation-page-layout-name="AL1T0">
        <office:forms form:automatic-focus="false" form:apply-design-mode="false"/>
        <draw:frame presentation:style-name="pr6" draw:layer="layout" svg:width="25.199cm" svg:height="3.177cm" svg:x="1.4cm" svg:y="0.354cm" presentation:class="title" presentation:user-transformed="true">
          <draw:text-box>
            <text:p>Патерн проектування поведінки:<text:line-break/>Спостерігач (Observer)</text:p>
          </draw:text-box>
        </draw:frame>
        <draw:frame presentation:style-name="pr7" draw:text-style-name="P11" draw:layer="layout" svg:width="25.199cm" svg:height="9.135cm" svg:x="1.4cm" svg:y="3.685cm" presentation:class="subtitle">
          <draw:text-box>
            <text:p text:style-name="P10"><text:span text:style-name="T1">Observer – визначає залежність „один до багатьох” між об’єктом, за яким спостерігаєть і об’єктами, що спостерігають. Тобто при зміні стану об’єкта, за яким спостерігають, об’єкти-спостерігачі отримують відповідну зміну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blue" presentation:presentation-page-layout-name="AL1T0">
        <office:forms form:automatic-focus="false" form:apply-design-mode="false"/>
        <draw:frame presentation:style-name="pr6" draw:layer="layout" svg:width="25.199cm" svg:height="2.931cm" svg:x="1.4cm" svg:y="0.477cm" presentation:class="title" presentation:user-transformed="true">
          <draw:text-box>
            <text:p>Observer. Приклад із застосунку<text:line-break/><text:span text:style-name="T1">Об’єкт за яким спостерігають</text:span></text:p>
          </draw:text-box>
        </draw:frame>
        <draw:frame presentation:style-name="pr7" draw:text-style-name="P8" draw:layer="layout" svg:width="25.199cm" svg:height="9.135cm" svg:x="1.4cm" svg:y="3.702cm" presentation:class="subtitle" presentation:user-transformed="true">
          <draw:text-box>
            <text:p text:style-name="P7"><text:span text:style-name="T3">@Injectable({</text:span></text:p>
            <text:p text:style-name="P7"><text:span text:style-name="T3"><text:s text:c="2"/></text:span><text:span text:style-name="T3">providedIn: 'root'</text:span></text:p>
            <text:p text:style-name="P7"><text:span text:style-name="T3">})</text:span></text:p>
            <text:p text:style-name="P7"><text:span text:style-name="T3">export class FavoriteVoterService {</text:span></text:p>
            <text:p text:style-name="P7"><text:span text:style-name="T3"><text:s text:c="2"/></text:span><text:span text:style-name="T3">public favoriteVoters$ = new BehaviorSubject&lt;Voter[]&gt;([]);</text:span></text:p>
            <text:p text:style-name="P7"><text:span text:style-name="T3"><text:s text:c="2"/></text:span><text:span text:style-name="T3">private favoriteVoters: Voter[] = [];</text:span></text:p>
            <text:p text:style-name="P7"><text:span text:style-name="T3"/></text:p>
            <text:p text:style-name="P7"><text:span text:style-name="T3"><text:s text:c="2"/></text:span><text:span text:style-name="T3">addFavoriteVoter(voterToAdd: Voter): void {</text:span></text:p>
            <text:p text:style-name="P7"><text:span text:style-name="T3"><text:s text:c="4"/></text:span><text:span text:style-name="T3">this.favoriteVoters.push(voterToAdd);</text:span></text:p>
            <text:p text:style-name="P7"><text:span text:style-name="T3"/></text:p>
            <text:p text:style-name="P7"><text:span text:style-name="T3"><text:s text:c="4"/></text:span><text:span text:style-name="T3">this.favoriteVoters$.next(this.favoriteVoters)</text:span></text:p>
            <text:p text:style-name="P7"><text:span text:style-name="T3"/></text:p>
            <text:p text:style-name="P7"><text:span text:style-name="T3"><text:s text:c="2"/></text:span><text:span text:style-name="T3">}</text:span></text:p>
            <text:p text:style-name="P7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co-blue" presentation:presentation-page-layout-name="AL1T0">
        <office:forms form:automatic-focus="false" form:apply-design-mode="false"/>
        <draw:frame presentation:style-name="pr6" draw:layer="layout" svg:width="25.199cm" svg:height="2.931cm" svg:x="1.4cm" svg:y="0.477cm" presentation:class="title" presentation:user-transformed="true">
          <draw:text-box>
            <text:p>Observer. Приклад із застосунку<text:line-break/><text:span text:style-name="T1">Об’єкт, що спостерігає</text:span></text:p>
          </draw:text-box>
        </draw:frame>
        <draw:frame presentation:style-name="pr7" draw:text-style-name="P8" draw:layer="layout" svg:width="25.199cm" svg:height="10.819cm" svg:x="1.4cm" svg:y="2.84cm" presentation:class="subtitle" presentation:user-transformed="true">
          <draw:text-box>
            <text:p text:style-name="P7"><text:span text:style-name="T3">@Component({</text:span></text:p>
            <text:p text:style-name="P7"><text:span text:style-name="T3"><text:s text:c="2"/></text:span><text:span text:style-name="T3">selector: 'app-favorite-voters',</text:span></text:p>
            <text:p text:style-name="P7"><text:span text:style-name="T3"><text:s text:c="2"/></text:span><text:span text:style-name="T3">templateUrl: './favorite-voters.component.html',</text:span></text:p>
            <text:p text:style-name="P7"><text:span text:style-name="T3"><text:s text:c="2"/></text:span><text:span text:style-name="T3">styleUrls: ['./favorite-voters.component.css']</text:span></text:p>
            <text:p text:style-name="P7"><text:span text:style-name="T3">})</text:span></text:p>
            <text:p text:style-name="P7"><text:span text:style-name="T3">export class FavoriteVotersComponent implements OnInit {</text:span></text:p>
            <text:p text:style-name="P7"><text:span text:style-name="T3"><text:s text:c="2"/></text:span><text:span text:style-name="T3">voters: Voter[] = [];</text:span></text:p>
            <text:p text:style-name="P7"><text:span text:style-name="T3"/></text:p>
            <text:p text:style-name="P7"><text:span text:style-name="T3"><text:s text:c="2"/></text:span><text:span text:style-name="T3">constructor(public favoriteVoterService: FavoriteVoterService, public dialog: MatDialog) { }</text:span></text:p>
            <text:p text:style-name="P7"><text:span text:style-name="T3"/></text:p>
            <text:p text:style-name="P7"><text:span text:style-name="T3"><text:s text:c="2"/></text:span><text:span text:style-name="T3">ngOnInit(): void {</text:span></text:p>
            <text:p text:style-name="P7"><text:span text:style-name="T3"><text:s text:c="4"/></text:span><text:span text:style-name="T3">this.favoriteVoterService.favoriteVoters$.subscribe(voters =&gt; {</text:span></text:p>
            <text:p text:style-name="P7"><text:span text:style-name="T3"><text:s text:c="6"/></text:span><text:span text:style-name="T3">this.voters = voters;</text:span></text:p>
            <text:p text:style-name="P7"><text:span text:style-name="T3"><text:s text:c="6"/></text:span><text:span text:style-name="T3">this.dataSource = new MatTableDataSource(voters);</text:span></text:p>
            <text:p text:style-name="P7"><text:span text:style-name="T3"><text:s text:c="4"/></text:span><text:span text:style-name="T3">})</text:span></text:p>
            <text:p text:style-name="P7"><text:span text:style-name="T3"><text:s text:c="2"/></text:span><text:span text:style-name="T3">}</text:span></text:p>
            <text:p text:style-name="P7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SemiBold" svg:font-family="'JetBrains Mono SemiBold'" style:font-pitch="fixed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Open Sans2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reo_25_20veo_5f_1280x1024_5f_2" draw:display-name="reo%20veo_1280x1024_2" xlink:href="Pictures/10000000000005000000032068E60D99B0B96B1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blue-background" style:family="presentation">
      <style:graphic-properties draw:stroke="none" draw:fill="bitmap" draw:fill-image-name="reo_25_20veo_5f_1280x1024_5f_2" draw:fill-image-width="100%" draw:fill-image-height="100%"/>
      <style:text-properties style:letter-kerning="true"/>
    </style:style>
    <style:style style:name="eco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blue-outline1" style:family="presentation">
      <style:graphic-properties draw:stroke="none" draw:fill="none">
        <text:list-style style:name="eco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2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outline2" style:family="presentation" style:parent-style-name="eco-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blue-outline3" style:family="presentation" style:parent-style-name="eco-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blue-outline4" style:family="presentation" style:parent-style-name="eco-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blue-outline5" style:family="presentation" style:parent-style-name="eco-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6" style:family="presentation" style:parent-style-name="eco-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7" style:family="presentation" style:parent-style-name="eco-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8" style:family="presentation" style:parent-style-name="eco-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outline9" style:family="presentation" style:parent-style-name="eco-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blue-subtitle" style:family="presentation">
      <style:graphic-properties draw:stroke="none" draw:fill="none" draw:textarea-vertical-align="middle">
        <text:list-style style:name="eco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title" style:family="presentation">
      <style:graphic-properties draw:stroke="none" draw:fill="none" draw:textarea-vertical-align="middle">
        <text:list-style style:name="eco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33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blue" style:page-layout-name="PM1" draw:style-name="Mdp1">
      <office:forms form:automatic-focus="false" form:apply-design-mode="false"/>
      <draw:frame presentation:style-name="eco-blue-title" draw:layer="backgroundobjects" svg:width="25.199cm" svg:height="2.63cm" svg:x="1.4cm" svg:y="0.627cm" presentation:class="title" presentation:placeholder="true">
        <draw:text-box/>
      </draw:frame>
      <draw:frame presentation:style-name="eco-blue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blue-title" draw:layer="backgroundobjects" svg:width="14.848cm" svg:height="11.136cm" svg:x="3.075cm" svg:y="2.257cm" presentation:class="page"/>
        <draw:frame presentation:style-name="eco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8T10:18:39.118240407</meta:creation-date>
    <meta:editing-duration>PT52M36S</meta:editing-duration>
    <meta:editing-cycles>18</meta:editing-cycles>
    <meta:generator>LibreOffice/7.1.7.2$Linux_X86_64 LibreOffice_project/1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blue</dc:title>
    <dc:date>2021-11-28T11:11:28.044993246</dc:date>
    <meta:document-statistic meta:object-count="49"/>
    <meta:template xlink:type="simple" xlink:actuate="onRequest" xlink:title="eco-blue" xlink:href="../../../../../../.config/libreoffice/4/user/template/eco-blue.otp" meta:date="2021-11-28T10:18:38.335397080"/>
  </office:meta>
</office:document-meta>
</file>